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1b4d53" officeooo:paragraph-rsid="001b4d53" style:font-weight-asian="bold" style:font-weight-complex="bold"/>
    </style:style>
    <style:style style:name="P2" style:family="paragraph" style:parent-style-name="Text_20_body" style:list-style-name="L1"/>
    <style:style style:name="P3" style:family="paragraph" style:parent-style-name="Text_20_body" style:list-style-name="L1">
      <style:text-properties fo:font-weight="bold"/>
    </style:style>
    <style:style style:name="P4" style:family="paragraph" style:parent-style-name="Text_20_body" style:list-style-name="L2">
      <style:text-properties fo:font-weight="normal" officeooo:rsid="001b4d53" officeooo:paragraph-rsid="001b4d53" style:font-weight-asian="normal" style:font-weight-complex="normal"/>
    </style:style>
    <style:style style:name="P5" style:family="paragraph" style:parent-style-name="Text_20_body" style:list-style-name="L2">
      <style:paragraph-properties fo:text-align="start" style:justify-single-word="false"/>
      <style:text-properties fo:font-weight="normal" officeooo:rsid="001b4d53" officeooo:paragraph-rsid="001b4d53" style:font-weight-asian="normal" style:font-weight-complex="normal"/>
    </style:style>
    <style:style style:name="P6" style:family="paragraph" style:parent-style-name="Text_20_body" style:list-style-name="L3">
      <style:paragraph-properties fo:text-align="start" style:justify-single-word="false"/>
      <style:text-properties fo:font-weight="normal" officeooo:rsid="001b9c9a" officeooo:paragraph-rsid="001b9c9a" style:font-weight-asian="normal" style:font-weight-complex="normal"/>
    </style:style>
    <style:style style:name="P7" style:family="paragraph" style:parent-style-name="Text_20_body" style:list-style-name="L4">
      <style:paragraph-properties fo:text-align="start" style:justify-single-word="false"/>
      <style:text-properties fo:font-weight="normal" officeooo:rsid="001b9c9a" officeooo:paragraph-rsid="001b9c9a" style:font-weight-asian="normal" style:font-weight-complex="normal"/>
    </style:style>
    <style:style style:name="P8" style:family="paragraph" style:parent-style-name="Text_20_body" style:list-style-name="L4">
      <style:paragraph-properties fo:text-align="start" style:justify-single-word="false"/>
      <style:text-properties fo:font-weight="normal" officeooo:rsid="001d7edc" officeooo:paragraph-rsid="001d7edc" style:font-weight-asian="normal" style:font-weight-complex="normal"/>
    </style:style>
    <style:style style:name="P9" style:family="paragraph" style:parent-style-name="Text_20_body" style:list-style-name="L4">
      <style:paragraph-properties fo:text-align="start" style:justify-single-word="false"/>
      <style:text-properties fo:font-weight="normal" officeooo:rsid="00205caf" officeooo:paragraph-rsid="00205caf" style:font-weight-asian="normal" style:font-weight-complex="normal"/>
    </style:style>
    <style:style style:name="P10" style:family="paragraph" style:parent-style-name="Text_20_body" style:list-style-name="L4">
      <style:paragraph-properties fo:text-align="start" style:justify-single-word="false"/>
      <style:text-properties fo:font-weight="normal" officeooo:rsid="0022c9f1" officeooo:paragraph-rsid="0022c9f1" style:font-weight-asian="normal" style:font-weight-complex="normal"/>
    </style:style>
    <style:style style:name="P11" style:family="paragraph" style:parent-style-name="Text_20_body" style:list-style-name="L4">
      <style:paragraph-properties fo:text-align="start" style:justify-single-word="false"/>
      <style:text-properties fo:font-weight="normal" officeooo:rsid="0023c89a" officeooo:paragraph-rsid="0023c89a" style:font-weight-asian="normal" style:font-weight-complex="normal"/>
    </style:style>
    <style:style style:name="P12" style:family="paragraph" style:parent-style-name="Text_20_body" style:list-style-name="L4">
      <style:paragraph-properties fo:text-align="start" style:justify-single-word="false"/>
      <style:text-properties fo:font-weight="normal" officeooo:rsid="0023cf78" officeooo:paragraph-rsid="0023cf78" style:font-weight-asian="normal" style:font-weight-complex="normal"/>
    </style:style>
    <style:style style:name="P13" style:family="paragraph" style:parent-style-name="Text_20_body" style:list-style-name="L4">
      <style:paragraph-properties fo:text-align="start" style:justify-single-word="false"/>
      <style:text-properties fo:font-weight="normal" officeooo:rsid="0024e246" officeooo:paragraph-rsid="0024e246" style:font-weight-asian="normal" style:font-weight-complex="normal"/>
    </style:style>
    <style:style style:name="T1" style:family="text">
      <style:text-properties fo:font-weight="bold"/>
    </style:style>
    <style:style style:name="T2" style:family="text">
      <style:text-properties officeooo:rsid="0023c89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tant que partie de votre projet de réseautage de fin d'année, vous êtes tenu de concevoir et de mettre en œuvre le réseau de l'hôtel Vic Modern. L'hôtel dispose de trois étages ; au premier étage se trouvent trois départements (Réception, Magasin et Logistique), au deuxième étage il y a trois départements (Finance, RH et Ventes/Marketing), tandis que le troisième étage accueille l'informatique (IT) et l'Administration. Par conséquent, les points suivants font partie des considérations lors de la conception et de la mise en œuvre :</text:p>
      <text:list text:style-name="L1">
        <text:list-item>
          <text:p text:style-name="P2">Il doit y avoir <text:span text:style-name="T1">trois routeurs</text:span> connectant chaque étage (tous placés dans la salle des serveurs du département IT).</text:p>
        </text:list-item>
        <text:list-item>
          <text:p text:style-name="P2">Tous les routeurs doivent être connectés entre eux à l'aide de <text:span text:style-name="T1">câbles série DCE</text:span>.</text:p>
        </text:list-item>
        <text:list-item>
          <text:p text:style-name="P2">Le réseau entre les routeurs doit être <text:span text:style-name="T1">10.10.10.0/30, 10.10.10.4/30, 10.10.10.8/30</text:span>.</text:p>
        </text:list-item>
        <text:list-item>
          <text:p text:style-name="P2">Chaque étage est censé avoir <text:span text:style-name="T1">un commutateur</text:span> (placé à l'étage respectif).</text:p>
        </text:list-item>
        <text:list-item>
          <text:p text:style-name="P2">Chaque étage est censé avoir des <text:span text:style-name="T1">réseaux WIFI</text:span> connectés à des ordinateurs portables et des téléphones.</text:p>
        </text:list-item>
        <text:list-item>
          <text:p text:style-name="P2">Chaque département est censé avoir une <text:span text:style-name="T1">imprimante</text:span>.</text:p>
        </text:list-item>
        <text:list-item>
          <text:p text:style-name="P2">Chaque département est censé être dans un <text:span text:style-name="T1">VLAN différent</text:span> avec les détails suivants :</text:p>
          <text:p text:style-name="P3">1er Étage ;</text:p>
          <text:list>
            <text:list-item>
              <text:p text:style-name="P2"><text:span text:style-name="T1">Réception</text:span> - VLAN 80, Réseau 192.168.8.0/24</text:p>
            </text:list-item>
            <text:list-item>
              <text:p text:style-name="P2"><text:span text:style-name="T1">Magasin</text:span> - VLAN 70, Réseau 192.168.7.0/24</text:p>
            </text:list-item>
            <text:list-item>
              <text:p text:style-name="P2"><text:span text:style-name="T1">Logistique</text:span> - VLAN 60, Réseau 192.168.6.0/24</text:p>
            </text:list-item>
          </text:list>
          <text:p text:style-name="P3">2ème Étage ;</text:p>
          <text:list text:continue-numbering="true">
            <text:list-item>
              <text:p text:style-name="P2"><text:span text:style-name="T1">Finance</text:span> - VLAN 50, Réseau 192.168.5.0/24</text:p>
            </text:list-item>
            <text:list-item>
              <text:p text:style-name="P2"><text:span text:style-name="T1">RH</text:span> - VLAN 40, Réseau 192.168.4.0/24</text:p>
            </text:list-item>
            <text:list-item>
              <text:p text:style-name="P2"><text:span text:style-name="T1">Ventes</text:span> - VLAN 30, Réseau 192.168.3.0/24</text:p>
            </text:list-item>
          </text:list>
          <text:p text:style-name="P3">3ème Étage ;</text:p>
          <text:list text:continue-numbering="true">
            <text:list-item>
              <text:p text:style-name="P2"><text:span text:style-name="T1">Admin</text:span> - VLAN 20, Réseau 192.168.2.0/24</text:p>
            </text:list-item>
            <text:list-item>
              <text:p text:style-name="P2"><text:span text:style-name="T1">IT</text:span> - VLAN 10, Réseau 192.168.1.0/24</text:p>
            </text:list-item>
          </text:list>
        </text:list-item>
        <text:list-item>
          <text:p text:style-name="P2">Utilisez <text:span text:style-name="T1">OSPF</text:span> comme protocole de routage pour annoncer les routes.</text:p>
        </text:list-item>
        <text:list-item>
          <text:p text:style-name="P2">Tous les périphériques du réseau sont censés obtenir une adresse IP de manière dynamique, leur routeur respectif étant configuré comme <text:span text:style-name="T1">serveur DHCP</text:span>.</text:p>
        </text:list-item>
        <text:list-item>
          <text:p text:style-name="P2">Tous les périphériques du réseau sont censés <text:span text:style-name="T1">communiquer entre eux</text:span>.</text:p>
        </text:list-item>
        <text:list-item>
          <text:p text:style-name="P2">Configurez <text:span text:style-name="T1">SSH</text:span> sur tous les routeurs pour la connexion à distance.</text:p>
        </text:list-item>
        <text:list-item>
          <text:p text:style-name="P2">Dans le département IT, ajoutez un PC appelé <text:span text:style-name="T1">Test-PC</text:span> au port fa0/1 et utilisez-le pour tester la connexion à distance.</text:p>
        </text:list-item>
        <text:list-item>
          <text:p text:style-name="P2"><text:soft-page-break/>Configurez la <text:span text:style-name="T1">sécurité des ports</text:span> sur le commutateur du département IT pour autoriser uniquement le Test-PC à accéder au port fa0/1 (utilisez la méthode "sticky" pour obtenir l'adresse MAC avec un mode de violation "shutdown"). </text:p>
        </text:list-item>
      </text:list>
      <text:p text:style-name="P1">Configuration :</text:p>
      <text:list text:style-name="L2">
        <text:list-item>
          <text:p text:style-name="P4">clock rate sur les interfaces des routeurs qui presente une horloge (ce sont les interfaces qui donne le rythme de transmission : DCE → Data Communications Equipment): </text:p>
          <text:list>
            <text:list-item>
              <text:p text:style-name="P5">se connecter a l’int</text:p>
            </text:list-item>
            <text:list-item>
              <text:p text:style-name="P5">clock rate 64000 → 64kbps → definit la vitesse de transmission des donnees entre les routeurs</text:p>
            </text:list-item>
            <text:list-item>
              <text:p text:style-name="P5">no sh</text:p>
            </text:list-item>
          </text:list>
        </text:list-item>
      </text:list>
      <text:list text:style-name="L3">
        <text:list-item>
          <text:p text:style-name="P6">Configuration inter vlan sur les routeurs : </text:p>
          <text:list>
            <text:list-item>
              <text:p text:style-name="P6">cration de sous interface</text:p>
            </text:list-item>
            <text:list-item>
              <text:p text:style-name="P6">encapsulation</text:p>
            </text:list-item>
            <text:list-item>
              <text:p text:style-name="P6">adresse ip</text:p>
            </text:list-item>
          </text:list>
        </text:list-item>
      </text:list>
      <text:list text:style-name="L4">
        <text:list-item>
          <text:p text:style-name="P7">Configuration du protocol DHCP sur les routeurs :</text:p>
          <text:list>
            <text:list-item>
              <text:p text:style-name="P7">activer le service</text:p>
            </text:list-item>
            <text:list-item>
              <text:p text:style-name="P7">créer une pool</text:p>
            </text:list-item>
            <text:list-item>
              <text:p text:style-name="P7">definir l’@ du reseau associe a cette pool suivie du masque de sous reseau</text:p>
            </text:list-item>
            <text:list-item>
              <text:p text:style-name="P7">definir l’adresse de la gateway(l’@ ip adresse a la sous interface)</text:p>
            </text:list-item>
            <text:list-item>
              <text:p text:style-name="P7">definir l’@ ip du server</text:p>
            </text:list-item>
          </text:list>
        </text:list-item>
        <text:list-item>
          <text:p text:style-name="P8">Configuration du protocol OSPF → open shortest path first</text:p>
          <text:list>
            <text:list-item>
              <text:p text:style-name="P8">router ospf 10</text:p>
            </text:list-item>
            <text:list-item>
              <text:p text:style-name="P8">network @reseau1 subnet_masque area 0</text:p>
            </text:list-item>
            <text:list-item>
              <text:p text:style-name="P8">network @reseau2 subnet_masque area 0</text:p>
            </text:list-item>
            <text:list-item>
              <text:p text:style-name="P8">network @reseau3 subnet_masque area 0</text:p>
            </text:list-item>
          </text:list>
        </text:list-item>
        <text:list-item>
          <text:p text:style-name="P9">Configuration du protocol SSH sur les routeurs :</text:p>
          <text:list>
            <text:list-item>
              <text:p text:style-name="P9">hostname F3-router</text:p>
            </text:list-item>
            <text:list-item>
              <text:p text:style-name="P9">ip domain-name gtech</text:p>
            </text:list-item>
            <text:list-item>
              <text:p text:style-name="P9">username rodrigue1 privilege 15 secret rodrigue1@</text:p>
            </text:list-item>
            <text:list-item>
              <text:p text:style-name="P9">username rodrigue2 privilege 15 secret rodrigue2@</text:p>
            </text:list-item>
            <text:list-item>
              <text:p text:style-name="P9">enable secret admin1234</text:p>
            </text:list-item>
            <text:list-item>
              <text:p text:style-name="P9">ip ssh version 2 → <text:span text:style-name="T2">activer ssh version 2 plus securise</text:span></text:p>
            </text:list-item>
            <text:list-item>
              <text:p text:style-name="P10">crypto key generate rsa</text:p>
            </text:list-item>
            <text:list-item>
              <text:p text:style-name="P10"><text:soft-page-break/>1024</text:p>
            </text:list-item>
            <text:list-item>
              <text:p text:style-name="P10">line vty 0 1</text:p>
            </text:list-item>
            <text:list-item>
              <text:p text:style-name="P10">login local </text:p>
            </text:list-item>
            <text:list-item>
              <text:p text:style-name="P10">transport input ssh</text:p>
            </text:list-item>
            <text:list-item>
              <text:p text:style-name="P11">end</text:p>
            </text:list-item>
            <text:list-item>
              <text:p text:style-name="P11">write memory</text:p>
            </text:list-item>
          </text:list>
        </text:list-item>
        <text:list-item>
          <text:p text:style-name="P12">connexion a un router : ssh -l username router_ip_address</text:p>
        </text:list-item>
        <text:list-item>
          <text:p text:style-name="P13">Configurer la securite des ports :</text:p>
          <text:list>
            <text:list-item>
              <text:p text:style-name="P13">se connecter au port</text:p>
            </text:list-item>
            <text:list-item>
              <text:p text:style-name="P13">swicthport mode access</text:p>
            </text:list-item>
            <text:list-item>
              <text:p text:style-name="P13">switchport port-security </text:p>
            </text:list-item>
            <text:list-item>
              <text:p text:style-name="P13">switchport port-security <text:s/>maximum 1 → definir un seul appareil qui poura se connecter</text:p>
            </text:list-item>
            <text:list-item>
              <text:p text:style-name="P13">switchport port-security violation shutdown → le port est deactiver si un autre pc est connecter</text:p>
            </text:list-item>
            <text:list-item>
              <text:p text:style-name="P13">switchport port-security mac-address sticky → la methode sticky permet au switch d’apprendre l’adresse mac du pc autoriser et de la conserver pour les verific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1T17:17:24.302335983</meta:creation-date>
    <dc:date>2026-03-02T20:28:39.432443104</dc:date>
    <meta:editing-duration>PT2H44M33S</meta:editing-duration>
    <meta:editing-cycles>7</meta:editing-cycles>
    <meta:generator>LibreOffice/24.2.7.2$Linux_X86_64 LibreOffice_project/420$Build-2</meta:generator>
    <meta:document-statistic meta:table-count="0" meta:image-count="0" meta:object-count="0" meta:page-count="3" meta:paragraph-count="67" meta:word-count="673" meta:character-count="3911" meta:non-whitespace-character-count="3361"/>
  </office:meta>
</office:document-meta>
</file>